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2bbbf" officeooo:paragraph-rsid="0012bbbf"/>
    </style:style>
    <style:style style:name="P2" style:family="paragraph" style:parent-style-name="Standard">
      <style:text-properties officeooo:rsid="00141514" officeooo:paragraph-rsid="00141514"/>
    </style:style>
    <style:style style:name="T1" style:family="text">
      <style:text-properties officeooo:rsid="001415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аботаем из командной строки</text:p>
      <text:p text:style-name="P1"/>
      <text:p text:style-name="P1">1. Подключаемся под пользователем «postgres»:</text:p>
      <text:p text:style-name="P1">su postgres</text:p>
      <text:p text:style-name="P1"/>
      <text:p text:style-name="P1">2. Включаем режим командной строки sql:</text:p>
      <text:p text:style-name="P1">psql</text:p>
      <text:p text:style-name="P1"/>
      <text:p text:style-name="P1">3. Просмотреть все БД сервера:</text:p>
      <text:p text:style-name="P1">\l</text:p>
      <text:p text:style-name="P1"/>
      <text:p text:style-name="P1">4. Подключиться к нужной БД:</text:p>
      <text:p text:style-name="P1">\c &lt;наименование БД&gt;; <text:s text:c="6"/>← в конце не забывать «;», если не указать — будет продолжен ввод команды на следующей строке пока не введем «;».</text:p>
      <text:p text:style-name="P1">Выход - \q</text:p>
      <text:p text:style-name="P1"/>
      <text:p text:style-name="P1">5. Просмотр всех таблиц и вьюшек в БД:</text:p>
      <text:p text:style-name="P1">\d</text:p>
      <text:p text:style-name="P1"/>
      <text:p text:style-name="P1">6. Подключаем функцию анализа:</text:p>
      <text:p text:style-name="P1">create EXTENSION pgstattuple;</text:p>
      <text:p text:style-name="P1"/>
      <text:p text:style-name="P1">7. Просмотр места расположения интересующей таблицы и индекса <text:span text:style-name="T1">(заменить наименования таблицы и индекса на нужные)</text:span>:</text:p>
      <text:p text:style-name="P1">select pg_relation_filepath('public."ImageItems"') as tbl,pg_relation_filepath('public."PK_Items"') as idx;</text:p>
      <text:p text:style-name="P1"/>
      <text:p text:style-name="P2">8. Просмотр заполнения таблицы и индекса данными:</text:p>
      <text:p text:style-name="P2">select t.tuple_percent,i.avg_leaf_density,i.leaf_fragmentation from pgstattuple('public."ImageItems"') t,pgstatindex('public."PK_Items"') i;</text:p>
      <text:p text:style-name="P2"/>
      <text:p text:style-name="P2">9. Просмотр размера таблицы и индекса:</text:p>
      <text:p text:style-name="P2">select pg_size_pretty(pg_table_size('public."ImageItems"')) as tbl,pg_size_pretty(pg_indexes_size('public."ImageItems"')) as idx;</text:p>
      <text:p text:style-name="P2"/>
      <text:p text:style-name="P2">10. Полное пересоздание таблицы и индексов:</text:p>
      <text:p text:style-name="P2">vacuum full public."ImageItems"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11:53:11.614350736</meta:creation-date>
    <dc:date>2024-10-23T12:13:55.676904101</dc:date>
    <meta:editing-duration>PT10M1S</meta:editing-duration>
    <meta:editing-cycles>2</meta:editing-cycles>
    <meta:generator>LibreOffice/24.8.2.1$Linux_X86_64 LibreOffice_project/480$Build-1</meta:generator>
    <meta:document-statistic meta:table-count="0" meta:image-count="0" meta:object-count="0" meta:page-count="1" meta:paragraph-count="22" meta:word-count="126" meta:character-count="1088" meta:non-whitespace-character-count="977"/>
  </office:meta>
</office:document-meta>
</file>